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43.4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_F_exp64</text:p>
          </table:table-cell>
          <table:table-cell office:value-type="string" calcext:value-type="string">
            <text:p>4_F.v1.l0.ds1.l_combo0.ds_combo2.idays60.odays1</text:p>
          </table:table-cell>
          <table:table-cell office:value-type="float" office:value="0.00170621345750988" calcext:value-type="float">
            <text:p>0.0017062134575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table:formula="of:=[.F2]/[.G2]" office:value-type="float" office:value="0.126050420168067" calcext:value-type="float">
            <text:p>0.126050420168067</text:p>
          </table:table-cell>
          <table:table-cell table:formula="of:=[.D2]*[.H2]" office:value-type="float" office:value="0.00021506892321553" calcext:value-type="float">
            <text:p>0.000215068923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_F_exp8</text:p>
          </table:table-cell>
          <table:table-cell office:value-type="string" calcext:value-type="string">
            <text:p>4_F.v1.l0.ds1.l_combo0.ds_combo3.idays30.odays1</text:p>
          </table:table-cell>
          <table:table-cell office:value-type="float" office:value="0.0120161827653647" calcext:value-type="float">
            <text:p>0.01201618276536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formula="of:=[.F3]/[.G3]" office:value-type="float" office:value="0.638655462184874" calcext:value-type="float">
            <text:p>0.638655462184874</text:p>
          </table:table-cell>
          <table:table-cell table:formula="of:=[.D3]*[.H3]" office:value-type="float" office:value="0.00767420075771188" calcext:value-type="float">
            <text:p>0.007674200757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_F_exp64</text:p>
          </table:table-cell>
          <table:table-cell office:value-type="string" calcext:value-type="string">
            <text:p>4_F.v1.l0.ds1.l_combo0.ds_combo4.idays60.odays1</text:p>
          </table:table-cell>
          <table:table-cell office:value-type="float" office:value="0.0290752854198217" calcext:value-type="float">
            <text:p>0.0290752854198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formula="of:=[.F4]/[.G4]" office:value-type="float" office:value="0.235294117647059" calcext:value-type="float">
            <text:p>0.235294117647059</text:p>
          </table:table-cell>
          <table:table-cell table:formula="of:=[.D4]*[.H4]" office:value-type="float" office:value="0.00684124362819335" calcext:value-type="float">
            <text:p>0.0068412436281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2:.I4])" office:value-type="float" office:value="0.0147305133091208" calcext:value-type="float">
            <text:p>0.014730513309121</text:p>
          </table:table-cell>
        </table:table-row>
        <table:table-row table:style-name="ro1">
          <table:table-cell table:number-columns-repeated="5"/>
          <table:table-cell table:formula="of:=SUM([.F2:.F4]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4])" office:value-type="float" office:value="0.00170621345750988" calcext:value-type="float">
            <text:p>0.00170621345751</text:p>
          </table:table-cell>
          <table:table-cell table:formula="of:=MAX([.D2:.D4])" office:value-type="float" office:value="0.0290752854198217" calcext:value-type="float">
            <text:p>0.0290752854198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46:01.706965339</dc:date>
    <meta:editing-duration>PT3M29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